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beb55"/>
    </style:style>
    <style:style style:name="P2" style:family="paragraph" style:parent-style-name="Standard">
      <style:text-properties officeooo:paragraph-rsid="001dc64d"/>
    </style:style>
    <style:style style:name="P3" style:family="paragraph" style:parent-style-name="Standard">
      <style:text-properties officeooo:rsid="001dc64d" officeooo:paragraph-rsid="001dc64d"/>
    </style:style>
    <style:style style:name="P4" style:family="paragraph" style:parent-style-name="Standard">
      <style:text-properties officeooo:rsid="001f4f63" officeooo:paragraph-rsid="001f4f63"/>
    </style:style>
    <style:style style:name="P5" style:family="paragraph" style:parent-style-name="Standard">
      <style:text-properties officeooo:rsid="00205d55" officeooo:paragraph-rsid="00205d55"/>
    </style:style>
    <style:style style:name="P6" style:family="paragraph" style:parent-style-name="Standard">
      <style:text-properties officeooo:rsid="0020a0eb" officeooo:paragraph-rsid="0020a0eb"/>
    </style:style>
    <style:style style:name="P7" style:family="paragraph" style:parent-style-name="Standard">
      <style:text-properties officeooo:rsid="00224c75" officeooo:paragraph-rsid="00224c75"/>
    </style:style>
    <style:style style:name="P8" style:family="paragraph" style:parent-style-name="Standard">
      <style:text-properties officeooo:rsid="0023bdc5" officeooo:paragraph-rsid="0023bdc5"/>
    </style:style>
    <style:style style:name="P9" style:family="paragraph" style:parent-style-name="Standard">
      <style:text-properties officeooo:rsid="0026553b" officeooo:paragraph-rsid="0026553b"/>
    </style:style>
    <style:style style:name="P10" style:family="paragraph" style:parent-style-name="Standard">
      <style:text-properties officeooo:rsid="002a33f0" officeooo:paragraph-rsid="002a33f0"/>
    </style:style>
    <style:style style:name="P11" style:family="paragraph" style:parent-style-name="Standard">
      <style:text-properties officeooo:rsid="002a33f0" officeooo:paragraph-rsid="002fe88f"/>
    </style:style>
    <style:style style:name="P12" style:family="paragraph" style:parent-style-name="Standard">
      <style:text-properties officeooo:rsid="002a9385" officeooo:paragraph-rsid="002a9385"/>
    </style:style>
    <style:style style:name="P13" style:family="paragraph" style:parent-style-name="Standard">
      <style:text-properties officeooo:rsid="002d2eb9" officeooo:paragraph-rsid="002d2eb9"/>
    </style:style>
    <style:style style:name="P14" style:family="paragraph" style:parent-style-name="Standard">
      <style:text-properties officeooo:rsid="002eff1b" officeooo:paragraph-rsid="002eff1b"/>
    </style:style>
    <style:style style:name="P15" style:family="paragraph" style:parent-style-name="Standard">
      <style:text-properties officeooo:rsid="0032b193" officeooo:paragraph-rsid="0032b193"/>
    </style:style>
    <style:style style:name="P16" style:family="paragraph" style:parent-style-name="Standard">
      <style:text-properties officeooo:rsid="0033fb4b" officeooo:paragraph-rsid="0033fb4b"/>
    </style:style>
    <style:style style:name="P17" style:family="paragraph" style:parent-style-name="Standard">
      <style:text-properties officeooo:rsid="002fe88f" officeooo:paragraph-rsid="002fe88f"/>
    </style:style>
    <style:style style:name="P18" style:family="paragraph" style:parent-style-name="Standard">
      <style:text-properties officeooo:rsid="003630f2" officeooo:paragraph-rsid="003630f2"/>
    </style:style>
    <style:style style:name="P19" style:family="paragraph" style:parent-style-name="Standard">
      <style:text-properties officeooo:rsid="003708a7" officeooo:paragraph-rsid="003708a7"/>
    </style:style>
    <style:style style:name="P20" style:family="paragraph" style:parent-style-name="Standard">
      <style:text-properties officeooo:rsid="003a67cb" officeooo:paragraph-rsid="003a67cb"/>
    </style:style>
    <style:style style:name="P21" style:family="paragraph" style:parent-style-name="Standard">
      <style:text-properties officeooo:rsid="003c061d" officeooo:paragraph-rsid="003c061d"/>
    </style:style>
    <style:style style:name="P22" style:family="paragraph" style:parent-style-name="Standard">
      <style:text-properties officeooo:rsid="003c8111" officeooo:paragraph-rsid="003c8111"/>
    </style:style>
    <style:style style:name="P23" style:family="paragraph" style:parent-style-name="Standard">
      <style:text-properties officeooo:rsid="003d4ebe" officeooo:paragraph-rsid="003d4ebe"/>
    </style:style>
    <style:style style:name="P24" style:family="paragraph" style:parent-style-name="Standard">
      <style:text-properties officeooo:rsid="003ed275" officeooo:paragraph-rsid="003ed275"/>
    </style:style>
    <style:style style:name="P25" style:family="paragraph" style:parent-style-name="Standard">
      <style:text-properties officeooo:rsid="003f9003" officeooo:paragraph-rsid="003ed275"/>
    </style:style>
    <style:style style:name="P26" style:family="paragraph" style:parent-style-name="Standard">
      <style:text-properties officeooo:rsid="003f9003" officeooo:paragraph-rsid="003f9003"/>
    </style:style>
    <style:style style:name="P27" style:family="paragraph" style:parent-style-name="Standard">
      <style:text-properties officeooo:rsid="003fbce7" officeooo:paragraph-rsid="003fbce7"/>
    </style:style>
    <style:style style:name="P28" style:family="paragraph" style:parent-style-name="Standard">
      <style:text-properties officeooo:rsid="003dd29a" officeooo:paragraph-rsid="003dd29a"/>
    </style:style>
    <style:style style:name="P29" style:family="paragraph" style:parent-style-name="Standard">
      <style:text-properties officeooo:rsid="0041801a" officeooo:paragraph-rsid="0041801a"/>
    </style:style>
    <style:style style:name="P30" style:family="paragraph" style:parent-style-name="Standard">
      <style:text-properties officeooo:rsid="0042439d" officeooo:paragraph-rsid="0042439d"/>
    </style:style>
    <style:style style:name="P31" style:family="paragraph" style:parent-style-name="Standard">
      <style:text-properties officeooo:rsid="0042e65d" officeooo:paragraph-rsid="0042e65d"/>
    </style:style>
    <style:style style:name="P32" style:family="paragraph" style:parent-style-name="Standard">
      <style:text-properties officeooo:rsid="00472d6e" officeooo:paragraph-rsid="00472d6e"/>
    </style:style>
    <style:style style:name="P33" style:family="paragraph" style:parent-style-name="Standard">
      <style:text-properties officeooo:rsid="004a7927" officeooo:paragraph-rsid="004a7927"/>
    </style:style>
    <style:style style:name="P34" style:family="paragraph" style:parent-style-name="Standard">
      <style:text-properties officeooo:rsid="004b8b8b" officeooo:paragraph-rsid="004b8b8b"/>
    </style:style>
    <style:style style:name="P35" style:family="paragraph" style:parent-style-name="Standard">
      <style:text-properties officeooo:rsid="004ba5ea" officeooo:paragraph-rsid="004ba5ea"/>
    </style:style>
    <style:style style:name="P36" style:family="paragraph" style:parent-style-name="Standard">
      <style:text-properties officeooo:rsid="004d843f" officeooo:paragraph-rsid="004d843f"/>
    </style:style>
    <style:style style:name="P37" style:family="paragraph" style:parent-style-name="Standard">
      <style:text-properties officeooo:rsid="004e7c17" officeooo:paragraph-rsid="004e7c17"/>
    </style:style>
    <style:style style:name="P38" style:family="paragraph" style:parent-style-name="Standard">
      <style:text-properties officeooo:rsid="0050db26" officeooo:paragraph-rsid="0050db26"/>
    </style:style>
    <style:style style:name="P39" style:family="paragraph" style:parent-style-name="Standard">
      <style:text-properties officeooo:rsid="0052fdfb" officeooo:paragraph-rsid="0052fdfb"/>
    </style:style>
    <style:style style:name="P40" style:family="paragraph" style:parent-style-name="Standard" style:list-style-name="L1"/>
    <style:style style:name="P41" style:family="paragraph" style:parent-style-name="Standard" style:list-style-name="L1">
      <style:text-properties style:text-line-through-style="solid" style:text-line-through-type="single"/>
    </style:style>
    <style:style style:name="P42" style:family="paragraph" style:parent-style-name="Standard" style:list-style-name="L1">
      <style:text-properties style:text-line-through-style="solid" style:text-line-through-type="single" officeooo:rsid="002d2eb9" officeooo:paragraph-rsid="002d2eb9"/>
    </style:style>
    <style:style style:name="P43" style:family="paragraph" style:parent-style-name="Standard" style:list-style-name="L1">
      <style:text-properties officeooo:rsid="001f4f63" officeooo:paragraph-rsid="001f4f63"/>
    </style:style>
    <style:style style:name="P44" style:family="paragraph" style:parent-style-name="Standard" style:list-style-name="L2">
      <style:text-properties officeooo:paragraph-rsid="003dd29a"/>
    </style:style>
    <style:style style:name="P45" style:family="paragraph" style:parent-style-name="Standard" style:list-style-name="L2">
      <style:text-properties officeooo:rsid="003dd29a" officeooo:paragraph-rsid="003dd29a"/>
    </style:style>
    <style:style style:name="P46" style:family="paragraph" style:parent-style-name="Standard">
      <style:text-properties officeooo:rsid="0052fdfb" officeooo:paragraph-rsid="0052fdfb"/>
    </style:style>
    <style:style style:name="P47" style:family="paragraph" style:parent-style-name="Standard">
      <style:text-properties officeooo:rsid="0053a8ba" officeooo:paragraph-rsid="0053a8ba"/>
    </style:style>
    <style:style style:name="P48" style:family="paragraph" style:parent-style-name="Standard">
      <style:text-properties officeooo:rsid="005486e7" officeooo:paragraph-rsid="005486e7"/>
    </style:style>
    <style:style style:name="P49" style:family="paragraph" style:parent-style-name="Standard">
      <style:text-properties officeooo:rsid="00569c0f" officeooo:paragraph-rsid="00569c0f"/>
    </style:style>
    <style:style style:name="P50" style:family="paragraph" style:parent-style-name="Standard">
      <style:text-properties officeooo:rsid="0056e509" officeooo:paragraph-rsid="0056e509"/>
    </style:style>
    <style:style style:name="P51" style:family="paragraph" style:parent-style-name="Heading_20_1">
      <style:text-properties officeooo:paragraph-rsid="001beb55"/>
    </style:style>
    <style:style style:name="P52" style:family="paragraph" style:parent-style-name="Heading_20_1">
      <style:text-properties officeooo:rsid="001dc64d" officeooo:paragraph-rsid="001dc64d"/>
    </style:style>
    <style:style style:name="T1" style:family="text">
      <style:text-properties style:font-name="Liberation Serif" fo:font-size="12pt" fo:font-style="normal" fo:font-weight="normal" style:font-size-asian="12pt" style:font-style-asian="normal" style:font-weight-asian="normal"/>
    </style:style>
    <style:style style:name="T2" style:family="text">
      <style:text-properties style:text-position="super 58%"/>
    </style:style>
    <style:style style:name="T3" style:family="text">
      <style:text-properties officeooo:rsid="0026d8bd"/>
    </style:style>
    <style:style style:name="T4" style:family="text">
      <style:text-properties officeooo:rsid="002a9385"/>
    </style:style>
    <style:style style:name="T5" style:family="text">
      <style:text-properties officeooo:rsid="0033fb4b"/>
    </style:style>
    <style:style style:name="T6" style:family="text">
      <style:text-properties officeooo:rsid="0033fb4b" fo:background-color="#fff200" loext:char-shading-value="0"/>
    </style:style>
    <style:style style:name="T7" style:family="text">
      <style:text-properties officeooo:rsid="003907b8"/>
    </style:style>
    <style:style style:name="T8" style:family="text">
      <style:text-properties officeooo:rsid="003d4ebe"/>
    </style:style>
    <style:style style:name="T9" style:family="text">
      <style:text-properties officeooo:rsid="003dd29a"/>
    </style:style>
    <style:style style:name="T10" style:family="text">
      <style:text-properties officeooo:rsid="003f902d"/>
    </style:style>
    <style:style style:name="T11" style:family="text">
      <style:text-properties officeooo:rsid="003fdee4"/>
    </style:style>
    <style:style style:name="T12" style:family="text">
      <style:text-properties officeooo:rsid="004319e1"/>
    </style:style>
    <style:style style:name="T13" style:family="text">
      <style:text-properties officeooo:rsid="0043b155"/>
    </style:style>
    <style:style style:name="T14" style:family="text">
      <style:text-properties officeooo:rsid="004ba5ea"/>
    </style:style>
    <style:style style:name="T15" style:family="text">
      <style:text-properties officeooo:rsid="004bd3c4"/>
    </style:style>
    <style:style style:name="T16" style:family="text">
      <style:text-properties officeooo:rsid="004cb6d0"/>
    </style:style>
    <style:style style:name="T17" style:family="text">
      <style:text-properties officeooo:rsid="004f77a2"/>
    </style:style>
    <style:style style:name="T18" style:family="text">
      <style:text-properties officeooo:rsid="005237c4"/>
    </style:style>
    <style:style style:name="T19" style:family="text">
      <style:text-properties officeooo:rsid="005486e7"/>
    </style:style>
    <style:style style:name="T20" style:family="text">
      <style:text-properties officeooo:rsid="00557a10"/>
    </style:style>
    <style:style style:name="T21" style:family="text">
      <style:text-properties officeooo:rsid="0057325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de breakdown</text:h>
      <text:p text:style-name="Standard">main:</text:p>
      <text:p text:style-name="Standard">{</text:p>
      <text:p text:style-name="Standard"><text:s text:c="6"/>1 <text:s/>call <text:s/>7 <text:s/>NEAREST <text:s/>2dup <text:s/>EAT <text:s/>pop <text:s/>OMOVE <text:s/>pop <text:s/>1 <text:s/>?loop </text:p>
      <text:p text:style-name="Standard">}</text:p>
      <text:p text:style-name="Standard"/>
      <text:p text:style-name="Standard">row1:</text:p>
      <text:p text:style-name="Standard">{</text:p>
      <text:p text:style-name="Standard"><text:s text:c="6"/>ENERGY <text:s/>4 <text:s/>/ <text:s/>R0! <text:s/>15 <text:s/>FARTHEST <text:s/>2dup <text:s/>R0 <text:s/>MAKE-SPORE <text:s/>pop</text:p>
      <text:p text:style-name="Standard"><text:s text:c="6"/>R0 <text:s/>MAKE-SPORE <text:s/>pop <text:s/>2 <text:s/>NEAREST <text:s/>2negate <text:s/>2dup <text:s/>OMOVE <text:s/>pop</text:p>
      <text:p text:style-name="Standard"><text:s text:c="6"/>OMOVE <text:s/>pop </text:p>
      <text:p text:style-name="Standard">}</text:p>
      <text:p text:style-name="Standard"/>
      <text:p text:style-name="Standard">main:</text:p>
      <text:p text:style-name="Standard">{</text:p>
      <text:p text:style-name="Standard"><text:s text:c="6"/>1 <text:s/>call </text:p>
      <text:p text:style-name="Standard"><text:tab/> <text:s/>;</text:p>
      <text:p text:style-name="Standard"><text:tab/> <text:s/>; Jump to row1</text:p>
      <text:p text:style-name="Standard"><text:tab/> <text:s/>;</text:p>
      <text:p text:style-name="Standard"><text:tab/> <text:s/></text:p>
      <text:p text:style-name="Standard"><text:tab/> <text:s/>7 <text:s/>NEAREST <text:s/>2dup <text:s/>EAT <text:s/>pop </text:p>
      <text:p text:style-name="Standard"><text:tab/> <text:s/>;</text:p>
      <text:p text:style-name="Standard"><text:tab/> <text:s/>; Bit mask: 0111 - Everything except barriers</text:p>
      <text:p text:style-name="Standard"><text:tab/> <text:s/>; Find the nearest edible object and eat it</text:p>
      <text:p text:style-name="Standard"><text:tab/> <text:s/>;</text:p>
      <text:p text:style-name="Standard"><text:tab/> <text:s/></text:p>
      <text:p text:style-name="Standard"><text:tab/> <text:s/>OMOVE <text:s/>pop <text:s/></text:p>
      <text:p text:style-name="Standard"><text:tab/> <text:s/>;</text:p>
      <text:p text:style-name="Standard"><text:tab/> <text:s/>; Try to move towards the food</text:p>
      <text:p text:style-name="Standard"><text:tab/> <text:s/>;</text:p>
      <text:p text:style-name="Standard"><text:tab/> <text:s/></text:p>
      <text:p text:style-name="Standard"><text:tab/> <text:s/>1 <text:s/>?loop </text:p>
      <text:p text:style-name="Standard"><text:tab/> <text:s/>;</text:p>
      <text:p text:style-name="Standard"><text:tab/> <text:s/>; Loop if true</text:p>
      <text:p text:style-name="Standard"><text:tab/> <text:s/>; </text:p>
      <text:p text:style-name="Standard">}</text:p>
      <text:p text:style-name="Standard"/>
      <text:p text:style-name="Standard">row1:</text:p>
      <text:p text:style-name="Standard">{</text:p>
      <text:p text:style-name="Standard"><text:s text:c="6"/>ENERGY <text:s/>4 <text:s/>/ <text:s/>R0! <text:s/></text:p>
      <text:p text:style-name="Standard"><text:tab/> <text:s/>;</text:p>
      <text:p text:style-name="Standard"><text:tab/> <text:s/>; Divide then store in R0</text:p>
      <text:p text:style-name="Standard"><text:tab/> <text:s/>;</text:p>
      <text:p text:style-name="Standard"><text:tab/> <text:s/></text:p>
      <text:p text:style-name="Standard"><text:tab/> <text:s/></text:p>
      <text:p text:style-name="Standard"><text:tab/> <text:s/>15 <text:s/>FARTHEST <text:s/>2dup <text:s/></text:p>
      <text:p text:style-name="Standard"><text:tab/> <text:s/>;</text:p>
      <text:p text:style-name="Standard"><text:tab/> <text:s/>; 15bin = 1111 - Search for all obstructions: cells, spores, organic matter, barriers</text:p>
      <text:p text:style-name="Standard"><text:tab/> <text:s/>; Then find which one is the farthest and return the direction vector</text:p>
      <text:p text:style-name="Standard"><text:tab/> <text:s/>; Duplicate the vector</text:p>
      <text:p text:style-name="Standard"><text:soft-page-break/><text:tab/> <text:s/>; PURPOSE: Produce a spore in the emptiest area of the map accessible to organism</text:p>
      <text:p text:style-name="Standard"><text:tab/> <text:s/>;</text:p>
      <text:p text:style-name="Standard"><text:tab/> <text:s/></text:p>
      <text:p text:style-name="Standard"><text:tab/> <text:s/>(FARTHEST <text:s/>2dup) R0 <text:s/>MAKE-SPORE <text:s/>pop</text:p>
      <text:p text:style-name="Standard"><text:tab/> <text:s/>;</text:p>
      <text:p text:style-name="Standard"><text:tab/> <text:s/>; Take the direction vector and select the appropriate square</text:p>
      <text:p text:style-name="Standard"><text:tab/> <text:s/>; Use a quarter of energy to make spore for the first time, then remove item from stack</text:p>
      <text:p text:style-name="Standard"><text:tab/> <text:s/>;</text:p>
      <text:p text:style-name="Standard"><text:tab/> <text:s/></text:p>
      <text:p text:style-name="Standard"><text:tab/> <text:s/></text:p>
      <text:p text:style-name="Standard"><text:s text:c="6"/>R0 <text:s/>MAKE-SPORE <text:s/>pop</text:p>
      <text:p text:style-name="Standard"><text:tab/> <text:s/>;</text:p>
      <text:p text:style-name="Standard"><text:tab/> <text:s/>; Repeat above step to fertilise own spore, passing another quarter of energy</text:p>
      <text:p text:style-name="Standard"><text:tab/> <text:s/>;</text:p>
      <text:p text:style-name="Standard"/>
      <text:p text:style-name="Standard"><text:tab/> <text:s/>2 <text:s/>NEAREST <text:s/>2negate <text:s/>2dup <text:s/>OMOVE <text:s/>pop</text:p>
      <text:p text:style-name="Standard"><text:tab/> <text:s/>;</text:p>
      <text:p text:style-name="Standard"><text:tab/> <text:s/>; Bit mask: 0010 - Spores</text:p>
      <text:p text:style-name="Standard"><text:tab/> <text:s/>; Find the nearest spore, then negate (multiply by -1) the direction vector</text:p>
      <text:p text:style-name="Standard"><text:tab/> <text:s/>; Duplicate the vector away from the spore and organism-move</text:p>
      <text:p text:style-name="Standard"><text:tab/> <text:s/>;</text:p>
      <text:p text:style-name="Standard"><text:tab/> <text:s/></text:p>
      <text:p text:style-name="Standard"><text:s text:c="6"/>OMOVE <text:s/>pop </text:p>
      <text:p text:style-name="Standard"><text:tab/> <text:s/>;</text:p>
      <text:p text:style-name="Standard"><text:tab/> <text:s/>; No numbers but try and move?</text:p>
      <text:p text:style-name="Standard"><text:tab/> <text:s/>;</text:p>
      <text:p text:style-name="Standard"><text:tab/> <text:s/></text:p>
      <text:p text:style-name="Standard">}</text:p>
      <text:p text:style-name="Standard"/>
      <text:p text:style-name="Standard">Only MAKE-SPORE and GROW require energy.</text:p>
      <text:p text:style-name="Standard">Radioactive marker is a dominant trait, but unrelated to the KFORTH genome. -&gt; Different colours of markers? Tweakable colours? Merging?</text:p>
      <text:p text:style-name="Standard"/>
      <text:h text:style-name="P51" text:outline-level="1">Simulation records</text:h>
      <text:p text:style-name="P1">S11: Org1 make spore Spo1.1 to N</text:p>
      <text:p text:style-name="P1">S14: Org1 self-fertilise spore - Org2</text:p>
      <text:p text:style-name="P1">S20: Org1 try and move but vector is (0,0) so stay still</text:p>
      <text:p text:style-name="P1">S25: Org2 make spore</text:p>
      <text:p text:style-name="P1">S28: Org1 eats Org2 (Bigbang attempts to reproduce before moving, so cannibalism of child occurs.)</text:p>
      <text:p text:style-name="P1">S30: Org1 moves up toward spore.</text:p>
      <text:p text:style-name="P1">S44: Org1 makes spore Spo1.2 to S (opposite Org2's spore)</text:p>
      <text:p text:style-name="P1">S47: Org1 self-fertilise spore - Org3</text:p>
      <text:p text:style-name="P1">S58: Org3 make spore Spo3.1</text:p>
      <text:p text:style-name="P1">S61: Org1 eats Org2's spore Spo2.1, Org3 self-fertilise spore - Org4</text:p>
      <text:p text:style-name="P1">Constant cannibalism of children. But slowly the cells move away from each other and population rises.</text:p>
      <text:p text:style-name="P1">S63: Org1 moves N</text:p>
      <text:p text:style-name="P1">...</text:p>
      <text:p text:style-name="P1">S92: Org3 makes spore 3.2 to W as Org1 lies N while Spo4.1 lies S. </text:p>
      <text:p text:style-name="P1"><text:soft-page-break/>Diverges from loop that Org1 is undergoing.</text:p>
      <text:p text:style-name="P1">S101: Org3 moves N, away from Org6</text:p>
      <text:p text:style-name="P1">S104: Org3 moves N again.</text:p>
      <text:p text:style-name="P1">S110: Org1 makes Spo1.4 to W.</text:p>
      <text:p text:style-name="P1">Second divergence from loop.</text:p>
      <text:p text:style-name="P1">S255: Org1 finally gets eaten by either Org41 or Org52</text:p>
      <text:p text:style-name="P1">S1553: Multicellular organism Org9812 appears with 78 cells. Will grow and eat and move, but not reproduce.</text:p>
      <text:p text:style-name="P1">Universe ppty: 1252 cells, but 1175 organisms. Difference of 77 tallies with Org9812. It really is the first of its kind, but I'm sure more will slowly appear.</text:p>
      <text:p text:style-name="P1">S1945: Org9812 died. No other multicellular organisms present.</text:p>
      <text:p text:style-name="P1">S2815: Universe ppty: 2118 cells, but 2117 organisms. Second multicellular organism detected, but hard to find it.</text:p>
      <text:p text:style-name="P1">Used NUM-CELLS 2 &gt;= in Find Dialog to locate Org52327, which can reproduce but hasn't yet.</text:p>
      <text:p text:style-name="P1">S2863: Org52327 made 2 spores.</text:p>
      <text:p text:style-name="P1">S2869: Both spores hatched: Org54125 and Org54124.</text:p>
      <text:p text:style-name="P1">Sampling other organisms, many have highly-lengthened genomes. Some reach up to 5 blocks, while others have empty blocks. A few still only have 2 blocks.</text:p>
      <text:p text:style-name="P1">S3131: Multicellular lineage of Org52327 died out due to predation.</text:p>
      <text:p text:style-name="P1">S3810: 3rd multicellular is Org88983.</text:p>
      <text:p text:style-name="P1">S3992: 4th multicellular is Org101146, arose separately.</text:p>
      <text:p text:style-name="P1">~S4127: 5th multicellular is Org103488, arose separately.</text:p>
      <text:p text:style-name="P1">S4320: Org103488 ate Org101146 as both migrated to SE (1,1). Other organisms also migrating SE.</text:p>
      <text:p text:style-name="P1">S4352: Org103488 died and left behind 4 spores.</text:p>
      <text:p text:style-name="P1">S7002: Flock of multicellulars arise.</text:p>
      <text:p text:style-name="P1">S40K: Multicellulars have overtaken the entire map.</text:p>
      <text:p text:style-name="Standard"/>
      <text:p text:style-name="P1">F2: 632/10s</text:p>
      <text:p text:style-name="P1">F1: 1200/10s, ~2x speed</text:p>
      <text:p text:style-name="Standard"/>
      <text:h text:style-name="Heading_20_1" text:outline-level="1">Initial plans</text:h>
      <text:p text:style-name="Standard">Is there any sort of API for Evolve? I want it to export the data for all organisms at a certain time step. Then from the first step, export first, then check for changes, and finally save only the changes.</text:p>
      <text:p text:style-name="Standard">Can store the population data and genomes for each time step? Any way to compress?</text:p>
      <text:p text:style-name="Standard">What is the advantage of multicellularity? More energy to grow and reproduce?</text:p>
      <text:p text:style-name="Standard">Guide: Grow also allows a creature to increase its processing power. An organism consisting of two cells has twice the processing power of a single celled creature. Such an organism can do twice the computations in the same amount of steps as a single celled creature. This is profound capability and any creature that makes the leap into multi-cellularism has a lot going for it. </text:p>
      <text:p text:style-name="Standard"/>
      <text:p text:style-name="Standard">Family tree: Recursive</text:p>
      <text:p text:style-name="Standard">But can also test the phylogenetic approach and see how they gel together.</text:p>
      <text:p text:style-name="Standard"/>
      <text:p text:style-name="Standard">Use MAFFT --text mode from cmd to compare the genomes. But =&lt;&gt; cannot be parsed, so need to replace them wiht ~()</text:p>
      <text:p text:style-name="Standard">Can use a list of KFORTH codewords to break up the compared strings. A lot of replace('word', ' word ') and removal of double spaces (' <text:s/>') most likely.</text:p>
      <text:p text:style-name="Standard">Automate the use of MAFFT? But it takes a few seconds which is too long. The delta step might take much longer than a simple data compression to tar.gz.</text:p>
      <text:p text:style-name="Standard"><text:soft-page-break/>Use python difflib.SequenceMatcher() and s.ratio() to assess homology percent? Or find equivalent function in MAFFT.</text:p>
      <text:p text:style-name="Standard">If KFORTH words and organism instructions are replaced with single chars each, would that aid in alignment? I don't think so, especially because numbers with more than 1 digit exist. And anyway I would be limited to 52 letters.</text:p>
      <text:p text:style-name="Standard">In other words, measure the words between spaces. Numbers, strings and other symbols.</text:p>
      <text:p text:style-name="Standard"/>
      <text:p text:style-name="Standard">To use SequenceMatcher(), I had to remove all the dashes from the outputted MAFFT and then compare. Not sure if it works though... Anyway, I'm looking for a UGENE-style alignment, except that the alignment would work by words rather than just letters. (Also, start from the longest words first then work down. Must exclude the longer words from being broke up as well e.g. 'grow' and 'row'.)</text:p>
      <text:p text:style-name="Standard"/>
      <text:p text:style-name="Standard">Setup Codelite, but had to setup MinGW, and install MSYS. A bit involved, all to avoid Visual Studio. And it doesn't even seem to work.</text:p>
      <text:p text:style-name="Standard">Visual Studio Code (vs IDE) also doesn't seem to be able to build.</text:p>
      <text:p text:style-name="Standard">Try Code::Blocks even though its last update was in 2020. Turns out I can't even add a folder to it.</text:p>
      <text:p text:style-name="Standard"/>
      <text:p text:style-name="Standard">Duplication, Insertion, Deletion, Transposition, Modification, Mutate Code Block</text:p>
      <text:p text:style-name="Standard">Clearly, there is lower chance for a deletion to occur. Perhaps that's why the genome size keeps increasing, albeit with empty blocks. But then again, the deletion rate was already raised to 8%, 4x the mode of 2%. But big_bang involves one of the smallest genomes; other KFORTH scripts have genome lengths in the 100s.</text:p>
      <text:p text:style-name="Standard">The provided genomes in the simulations folder include plenty of dev comments, and even diagrams. There is great potential here I feel, even with this simplified model.</text:p>
      <text:p text:style-name="Standard"/>
      <text:p text:style-name="Standard">The genes/instructions of Evolve don't have alleles, but values. Perhaps the values are the equivalent to alleles? Anyway, there are no gene products available. The only products that an organism can make are additional cells, or spores.</text:p>
      <text:p text:style-name="Standard">Another thing that Yao Yao added was regulatory genes. Genes that affect the expression of other genes. I think it might be possible to mimic that behaviour with a lot of if conditionals.</text:p>
      <text:p text:style-name="Standard">Moreover, I don't really see genes acting as evolutionary units. Perhaps because of the limited vocabulary, or the fact that each gene with the same function will have the exact same sequence of letters. Vs DNA where genes that produce identical proteins can have different sequences.</text:p>
      <text:p text:style-name="Standard"/>
      <text:p text:style-name="Standard">A very important question: How is fitness determined? Energy of the organism? Number of cells? Or number of offspring? These are related.</text:p>
      <text:p text:style-name="Standard">And if multicellularity confers an advantage in terms of division of labour, is there a way to reduce the lag to allow for more of this phenomenon?</text:p>
      <text:p text:style-name="Standard">Or perhaps is there a way to incorporate the lag itself into the fitness? So that the organisms will evolve to be lag-friendly? The final question might lie outside the scope of the entire simulation. But this would be more of a short-term solution, and edging into genetic algorithms for lag minimisation. A more robust solution would be to improve the efficiency of memory usage throughout.</text:p>
      <text:p text:style-name="Standard"/>
      <text:p text:style-name="Standard">Digging into the User Manual more, I discovered some dev-tools used by Ken.</text:p>
      <text:p text:style-name="Standard">https://rubberduck203.github.io/Evolve/evolve_batch.html</text:p>
      <text:p text:style-name="Standard">Running from the command line.</text:p>
      <text:p text:style-name="Standard">https://rubberduck203.github.io/Evolve/ascii_example.html</text:p>
      <text:p text:style-name="Standard">More important for my purposes, this exports the universe as an ASCII text file. To be precise, PHOTON ASCII or Phascii, which I suspect is another one of Ken's own invented formats.</text:p>
      <text:p text:style-name="Standard">Evolve\evolve4src\src\evolve_simulator\phascii.h</text:p>
      <text:p text:style-name="Standard"><text:soft-page-break/>The summary of the universe.txt file is contained in this header class.</text:p>
      <text:p text:style-name="Standard">Evolve\evolve4src\src\evolve_simulator\evolve_io_ascii.cpp</text:p>
      <text:p text:style-name="Standard">Evolve\evolve4src\src\evolve_simulator\evolve_simulator_private.h</text:p>
      <text:p text:style-name="Standard">This file is involved in the text export.</text:p>
      <text:p text:style-name="Standard"/>
      <text:p text:style-name="Standard">Basically, if I could somehow automate the step of each universe and the text export, that would be all I needed. There'd be no need to come up with an API for now, hence no need to re-build the entire program.</text:p>
      <text:p text:style-name="Standard">https://stackoverflow.com/questions/14288177/interact-with-other-programs-using-python</text:p>
      <text:p text:style-name="Standard">Three methods to automate in descending order of ease: API, command line, or GUI.</text:p>
      <text:p text:style-name="Standard">I tested evolve_batch.exe in cmd and it's indeed possible to run simulations and save them either as .evolve, or .txt. That's really nice, though I am worried that the frequent updates will become way too big to handle. big_bang_study at 2M steps produced a 20 MB textfile. To export any .evolve file, just set the value of timestep as 0. </text:p>
      <text:p text:style-name="Standard">To run shell commands from Python, either use `os`, `subprocess` or `command`. `subprocess` seems to be the preferred option.</text:p>
      <text:p text:style-name="Standard">https://github.com/rubberduck203/Evolve/issues/7</text:p>
      <text:p text:style-name="Standard">Me: Glad to hear that. So I went on a C++ discord and asked around, and someone mentioned that they couldn't find any makefiles or MSVC solutions in the repo. Not sure what that means, but apparently those are build tools like Gradle for Java.</text:p>
      <text:p text:style-name="Standard"/>
      <text:h text:style-name="Heading_20_1" text:outline-level="1">Brief outline</text:h>
      <text:p text:style-name="Standard">Gather data from Evolve 4.8 by Ken Stauffer</text:p>
      <text:p text:style-name="Standard">=====</text:p>
      <text:p text:style-name="Standard">Recompile and build the exe myself on Atom or C++ IDE</text:p>
      <text:p text:style-name="Standard">Find out where the organism data is stored? Search the entire repo for keywords.</text:p>
      <text:p text:style-name="Standard">Find where the universe properties are stored</text:p>
      <text:p text:style-name="Standard">Add a new type of run: Data collection run</text:p>
      <text:p text:style-name="Standard">The datarun will collect the universe properties and the properties of each organism in separate dataframes</text:p>
      <text:p text:style-name="Standard">Two storage methods: Plain storage which exports data without any changes - Might be more suitable for universe properties</text:p>
      <text:p text:style-name="Standard">And delta method which measures the changes between organisms - Might be more suitable for genome storage, which would be a string far longer than any of the other data fields available.</text:p>
      <text:p text:style-name="Standard">Adapt a multiple sequence alignment (MSA) algorithm or similar to work on text strings rather than just nucleotide sequences.</text:p>
      <text:p text:style-name="Standard"/>
      <text:p text:style-name="Standard">cd "C:\Program Files (x86)\Evolve"</text:p>
      <text:p text:style-name="Standard">evolve_batch.exe s 1u big_bang.evolve bb_out_01.evolve</text:p>
      <text:p text:style-name="Standard">evolve_batch s 1000u bb_out_02.evolve bb_out_03.evolve</text:p>
      <text:p text:style-name="Standard">But they save to "C:\Users\Julio Hong\AppData\Local\VirtualStore\Program Files (x86)\Evolve" for some reason. For now, I've added a shortcut into the main folder in Program Files.</text:p>
      <text:p text:style-name="Standard"/>
      <text:p text:style-name="Standard">C:\Users\Julio Hong\Documents\LioHong\Evolve-kforth-lio\evolve4src\src\evolve_batch\evolve_batch.cpp</text:p>
      <text:p text:style-name="Standard">Includes '=' mode to compare files for debugging. However, rather than directly comparing the contents, a checksum is calculated from each universe, and then used to comapre mainly whether both universes are the same, rather than analysing how they differ.</text:p>
      <text:p text:style-name="Standard"/>
      <text:h text:style-name="P52" text:outline-level="1"><text:soft-page-break/>Evodons</text:h>
      <text:p text:style-name="P2"><text:s/><text:span text:style-name="T1">7 bits minimum, while 2 bits are needed to rep all 4 nucleotides. But 127 - 77 only gives 50 spaces for numbers, both </text:span>positive and negative. 4 nt-codon would be kind of strange. While it would be possible to just ignore the requirements and convert it into numbers, I’m sure this would become disastrous somehow.</text:p>
      <text:p text:style-name="Standard"><text:s/><text:span text:style-name="T1">Also need to account for references to rows and row breaks.</text:span></text:p>
      <text:p text:style-name="Standard"><text:s/></text:p>
      <text:p text:style-name="Standard"><text:s/><text:span text:style-name="T1">Now that I think of it, this issue is somewhat similar to how assembly code works in 8 bits. Or is it 8 words (16 bits </text:span>each)?</text:p>
      <text:p text:style-name="Standard"><text:s/></text:p>
      <text:p text:style-name="Standard"><text:s/><text:span text:style-name="T1">KFORTH only has one data type: a 64-bit signed integer. That is, 1 bit is used for the sign. Quite onerous to represent </text:span>this in DNA, as 32 bp would be required.</text:p>
      <text:p text:style-name="Standard"><text:s/></text:p>
      <text:p text:style-name="Standard"><text:s/><text:span text:style-name="T1">The issue can only really be solved by seeing what is the usual range of numbers. Then, when larger numbers appear, </text:span>deal with them separately?</text:p>
      <text:p text:style-name="Standard"><text:s/><text:span text:style-name="T1">But also, how large would a Evolve codon (evodon) be as a multi-codon?</text:span></text:p>
      <text:p text:style-name="Standard"><text:s/></text:p>
      <text:p text:style-name="Standard"><text:s/><text:span text:style-name="T1">Maybe some sort of number tag? But to include an open tag and a close tag, 14 bits would already be used up. Or even </text:span>18 bits. It would just be easier to account for 18 bits all the time, then we could represent up to 250K.</text:p>
      <text:p text:style-name="Standard"><text:s/></text:p>
      <text:p text:style-name="Standard"><text:s/><text:span text:style-name="T1">Another option: Focus on representing decimals? </text:span></text:p>
      <text:p text:style-name="Standard"><text:s/></text:p>
      <text:p text:style-name="Standard"><text:s/><text:span text:style-name="T1">1 codon = 3 bp = 6 bits &lt; 7 bits. 2 codons = 6 bp = 12 bits -&gt; 2^12 – 1 = 4095</text:span></text:p>
      <text:p text:style-name="Standard"><text:s/><text:span text:style-name="T1">4095 – 77 = 4018 for +/- integers.</text:span></text:p>
      <text:p text:style-name="Standard"><text:s/><text:span text:style-name="T1">3 codons = 18 bits -&gt; 2^18 ~ 250K. -&gt; Evodon.</text:span></text:p>
      <text:p text:style-name="Standard"><text:s/><text:span text:style-name="T1">Max is 64 bits = 32 bp = 10-11 codons.</text:span></text:p>
      <text:p text:style-name="Standard"><text:s/><text:span text:style-name="T1">Need to split the codes between the high values? Then the rest will be reserved for numbers. So -2^17 – 39, and 2^17 </text:span>– 38.</text:p>
      <text:h text:style-name="Heading_20_1" text:outline-level="1">20220817</text:h>
      <text:p text:style-name="Standard">To do:</text:p>
      <text:list xml:id="list314732197" text:style-name="L1">
        <text:list-item>
          <text:p text:style-name="P41">Organise notes.</text:p>
        </text:list-item>
        <text:list-item>
          <text:p text:style-name="P41">Tidy code and package code.</text:p>
        </text:list-item>
        <text:list-item>
          <text:p text:style-name="P41">Try 2-char/1-char compression of genome (excluding numbers and accounting for row.)</text:p>
        </text:list-item>
        <text:list-item>
          <text:p text:style-name="P41">See if splitting string into list of ints and maybe substrings helps (Compression of 4x expected? 8-bit char to 4-bit digit?)</text:p>
        </text:list-item>
        <text:list-item>
          <text:p text:style-name="P40">Regular dumping of strain genome.</text:p>
        </text:list-item>
        <text:list-item>
          <text:p text:style-name="P43">Phylogenetics</text:p>
        </text:list-item>
        <text:list-item>
          <text:p text:style-name="P42">Variable input</text:p>
        </text:list-item>
      </text:list>
      <text:p text:style-name="P4"/>
      <text:p text:style-name="P4">Note: Each simulation is deterministic. This fact actually turned out to be important for comparing the file sizes of strain_genome.txt with different storage formats. What would it take to make a simulation randomthen ? I have a feeling it shouldn’t be too hard actually, just use the current time as a seed for an RNG and involve that in the progenitor’s genome somehow.</text:p>
      <text:p text:style-name="P8">I’ve also settled into a workflow for these preliminary big_bang runs. To create new folder, copy one existing one and rename it to the new run number. Then delete all files except big_bang.evolve, big_bang.txt and big_bang_0.txt, which are conveniently the first 3 files in this case.</text:p>
      <text:p text:style-name="P9">Another collision that didn’t pop up before: NUM-CELLS. It only appeared when I began to use the book_of_life. <text:span text:style-name="T3">And now Org3086 is giving issues this time by having the ID disappear? The odd </text:span><text:soft-page-break/><text:span text:style-name="T3">thing is that it share the same first line as Org2831 which precedes it. So my hunch is that this identical line is causing the ORGANISM line to be missed out for Org3086.</text:span></text:p>
      <text:p text:style-name="P10">This doesn’t actually make sense because from the beginning few organisms, the genomes are identical. So there’s likely some underlying issue.</text:p>
      <text:p text:style-name="P11">Actually, there are another couple of complications. First, the debugging is kind of lacking and I’ve been throwing print statements that are dependent on the timestep. Second, there’s no good way to customise the input file. That’s something that would be several updates away, to borrow terminology from version control. <text:span text:style-name="T4">For this, I think the best way would be to properly setup the run folder with all the appropriate input files, have Python read the filenames and then input them into the batch file. </text:span></text:p>
      <text:p text:style-name="P17">I’ve added the second feature, but turns out it wasn’t even necessary. In fact, all I had to do was look through the PHASCII to find the issue: Org2831 is the first multicellular organism, hence it has multiple CELL sections. The reason why the second genome is identical to Org2831’s is not because it’s from a genetically identical organism, but because it’s the same genome. I need a way to handle detection of the CELL without any ORGANISM in front. Perhaps another flag would be good. Actually, I was able to re-use org_flag and that resolved things.</text:p>
      <text:h text:style-name="Heading_20_2" text:outline-level="2">Char compression</text:h>
      <text:p text:style-name="P3">Done in evodons.ods.<text:tab/></text:p>
      <text:p text:style-name="P3">Otherwise, 2-char compression would probably result in alphabetical chars, hence 26*26 = 676 which is far more than enough for the 101 keywords available. Just leave the numbers as-is.</text:p>
      <text:p text:style-name="P5">Converting the evodons to raw numbers increased the file size, while converting to decimal numbers saw only a small decrease. The double-alphabet compression had the most reduction with the predicted 4x compression.</text:p>
      <text:p text:style-name="P12">One thing I missed out is separating numbers. Most likely that I’ll use spaces or full-stops. Then I can work on the conversion from AAFF to evodons and then KFORTH. I’m still wondering how best to manage the situation of the 3 formats. I honestly didn’t expect that memory usage would become an issue so soon. Because for 3 formats, there are 6 possible conversions. In fact, the numerical evodons still have to be converted to nucleotides for use with MSA so that’s an additional <text:s/>12 conversions. So far, I only have 4 conversions. There has to be a way to reduce all the conversions in either direction into one or two basic functions and dicts.</text:p>
      <text:p text:style-name="P5"/>
      <text:p text:style-name="P6">Further compression with another kind of datatype would be nice – At least 108 unique values in the datatype with a size of less than 16 bits, or a combination of two instances of the datatype that can hold 108 unique values. Maybe 11<text:span text:style-name="T2">2</text:span> or 12<text:span text:style-name="T2">2</text:span>?</text:p>
      <text:p text:style-name="P6"/>
      <text:p text:style-name="P7">Further potential for compression: Choosing which vital stats to focus on. Firstly, remove the ‘ORGANISM’ label. Then, remove irrelevant tags.</text:p>
      <text:p text:style-name="P7">What is OFLAG? Well, it’s not FLAG_RADIOACTIVE or FLAG_SEXONLY because those are separate conditions.</text:p>
      <text:p text:style-name="P7">C:\Users\Julio Hong\Documents\LioHong\Evolve-kforth-lio\evolve4src\src\evolve_simulator\evolve_simulator.h says that it represents various organism flags.</text:p>
      <text:h text:style-name="Heading_20_2" text:outline-level="2">Regular dumping</text:h>
      <text:p text:style-name="P5">For now, set the threshold at 10000. However, if the number of organisms in the universe exceeds that number, that might become a problem. Or delay the dumping until the timestep is complete.</text:p>
      <text:h text:style-name="Heading_20_2" text:outline-level="2">Phylogenetics</text:h>
      <text:p text:style-name="P5">Take strain_genome.keys() for a record of all organisms that ever lived in the universe. I won’t be able to get their ages, though it would be possible to create a dict with a list of the smallest (birth) and largest (death) timesteps that their ID was present.</text:p>
      <text:p text:style-name="P12"><text:soft-page-break/>I managed to make it happen in the book_of_life variable which records an organism’s vital stats as well as its birth-step and death-step.</text:p>
      <text:h text:style-name="Heading_20_2" text:outline-level="2">Performance</text:h>
      <text:p text:style-name="P5">How far can the console simulation go?</text:p>
      <text:p text:style-name="P6">The GUI simulation lags noticeably at higher timesteps, likely due to ever-increasing memory usage as the population increases.</text:p>
      <text:h text:style-name="Heading_20_2" text:outline-level="2">Variable input</text:h>
      <text:p text:style-name="P13">Timestep of initial file, relation to time_period.</text:p>
      <text:p text:style-name="P13">Which files are truly needed? Only the EVOLVE and PHASCII of the input simulation. The batch file is copied from a template, and the template simulation can be re-created easily.</text:p>
      <text:p text:style-name="P14">Done. Took a little longer to figure out the paths than I like to admit, but it’s done now.</text:p>
      <text:p text:style-name="P13"/>
      <text:h text:style-name="Heading_20_1" text:outline-level="1">20220819</text:h>
      <text:p text:style-name="P15">Something interesting and disturbing: The interval used affects the simulation as well. </text:p>
      <text:p text:style-name="P15">simulate_universe(10000, runin_timestep, 1, express=True) gives a different universe than simulate_universe(10000, runin_timestep, 10000, express=True), but each will produce the same type of universe. Also, the file size for the former is 5.30 MB while that of the latter is 10 MB. <text:span text:style-name="T5">Okay, apparently the latter runs went until step 20000 which doesn’t really make sense.</text:span> (Runs 010-012)</text:p>
      <text:p text:style-name="P15">for timestep in range(runin_timestep, runin_timestep+time_period<text:span text:style-name="T6">+1</text:span>, interval)</text:p>
      <text:p text:style-name="P15">for timestep in range(runin_timestep, runin_timestep+time_period, interval)</text:p>
      <text:p text:style-name="P16">Maybe this would solve it? Even for interval=1, the simulation would go to step 1001 for example.</text:p>
      <text:p text:style-name="P15"/>
      <text:p text:style-name="P15">Also, organisms_over_time can be extracted from the book_of_life. Also need to edit the book_of_life as it measure the death_step as the step where the organism stops appearing, rather than the step before i.e. the final step where it was still alive.</text:p>
      <text:p text:style-name="P15"/>
      <text:h text:style-name="Heading_20_1" text:outline-level="1">20220908</text:h>
      <text:p text:style-name="P18">Took a long break to settle the move to the new rental place and stuff. And also to figure out a way to confirm whether Evolve simulations are deterministic: Start runs with different timesteps until step=1000 or 10000, or perhaps from different start-steps as well. The memory and stats of each run will definitely be different, but the key is whether the organisms present and their locations are still the same.</text:p>
      <text:p text:style-name="P19"/>
      <text:h text:style-name="Heading_20_1" text:outline-level="1">20220913</text:h>
      <text:p text:style-name="P19">Runs 016-020 tested timestep=1000 and different intervals. The PHASCIIs all contain identical contents, and even a cursory glance at the distribution of organics as well as the universe properties doesn’t indicate any difference. <text:span text:style-name="T7">I’ll test higher timesteps now.</text:span></text:p>
      <text:p text:style-name="P20">Runs 021-025 also are fine for timestep=10000. Now to test start_step=10000.</text:p>
      <text:p text:style-name="P21">Runs 026-030 are fine for start_step=10000. So exactly what issue did I run into before? I think it was with the strain_genome and book_of_life text files. But the PHASCIIs themselves should be fine, just like in Conway’s Game of Life. The starting configuration should always progress in the same manner. Speaking about that, I’m also wondering if it’s possible to create some logic gates in Evolve. All that’s needed is a NOT gate after all, isn’t it?</text:p>
      <text:p text:style-name="P22"><text:soft-page-break/></text:p>
      <text:p text:style-name="P22">Another thing I was contemplating was to delete organisms with genomes longer than a threshold. In fact, one of the examples used in the Find Dialog was NUM-CB. I wonder if Stauffer did everything I did long ago. <text:span text:style-name="T8">Can’t seem to find a way to filter organisms automatically however.</text:span></text:p>
      <text:p text:style-name="P22"/>
      <text:p text:style-name="P23">I had attempted to plot a family tree of roganisms using r.ggenealogy, but apparently the dataframe was so large that RStudio simply lagged out. I prepared another family of humans, but it appears that the max dimensions that can be handled is limited to 500x4. I think the limit is a dataframe with 500 rows, because even a df of 503x3 is too large. Otherwise, this error is raised: “Error: C stack usage <text:s/>15928704 is too close to the limit”.</text:p>
      <text:p text:style-name="P23"/>
      <text:p text:style-name="P23">evolve4src\src\evolve\OrganismFinder.cpp is where the parameters for the Find Dialog can be found. I just searched for ‘NUM-CB’ </text:p>
      <text:p text:style-name="P23"/>
      <text:p text:style-name="P23">I planned to use ggenealogy to generate the actual family tree, and then compare the output of different phylogenetic approaches. That would serve as the foundation of future explorations since much computational time is needed at higher timesteps and shorter intervals. I had alternatively considered limiting the genome size, but I haven’t found a way to achieve that with Python yet.</text:p>
      <text:p text:style-name="P23"/>
      <text:p text:style-name="P23">evolve4src\src\evolve_batch<text:span text:style-name="T9">\evolve_batch.cpp to find the batch file. There are several other files included with the same filename but different extensions: NCB, SLN, SUO and VCPROJ.</text:span></text:p>
      <text:list xml:id="list803272260" text:style-name="L2">
        <text:list-item>
          <text:p text:style-name="P45">NCB: Non-Compiled Browse file, a database file used with Visual Studio</text:p>
        </text:list-item>
        <text:list-item>
          <text:p text:style-name="P44"><text:span text:style-name="T9">SLN: Solution file, </text:span>contain<text:span text:style-name="T9">s</text:span> information about the project environment and the state of the project </text:p>
        </text:list-item>
        <text:list-item>
          <text:p text:style-name="P45">SUO: Solution User Operations file, used to store user preferences in Visual Studio</text:p>
        </text:list-item>
        <text:list-item>
          <text:p text:style-name="P45">VCPROJ: Programming project created with Visual C++</text:p>
        </text:list-item>
      </text:list>
      <text:p text:style-name="P24">Indeed, by limiting the book_of_life to 500 rows, ggenealogy is able to handle the family tree of organism 0. However, while sbGeneal has dim 390x5, statGeneal has dim 8165x6 and can run fine. Ah, with 1000 rows, book_of_life lags but can still run.</text:p>
      <text:p text:style-name="P27">I’ve increased the dataframe size up to 102400 rows and it can still run. But when I try to load the original file with 2M+ rows, then RStudio lags. I think it has an issue if the df is opened in another program that can’t view all the rows? <text:span text:style-name="T11">Never mind, when I try to find another organism’s family tree, then the lag starts again. So the new search is still feasible at 256K rows.</text:span></text:p>
      <text:p text:style-name="P25"/>
      <text:p text:style-name="P26">Some quirks: The human family tree only contains child-parent relationships, each represented by a row. This is the same for sbGeneal and statGeneal. However, the book_of_life contains both self-child and self-parent relationships in each row. The version for R also doesn’t account for multiple parents. How<text:span text:style-name="T10"> to resolve the book_of_life then? A Pandaric method would be to generate two separate dataframes: one for parent_1 and another for parent_2. Then combine the two dataframes while removing duplicates.</text:span></text:p>
      <text:p text:style-name="P28"/>
      <text:h text:style-name="Heading_20_1" text:outline-level="1">20220915</text:h>
      <text:p text:style-name="P29">Try and resolve children that overlap in ggenealogy chart. Explore the parent ID in Spyder. <text:span text:style-name="T13">Max number of rows decreased to 32K. Maybe because other programs were open and taking up memory usage? The earliest organism with multiple parentage is 111, but the row for the second parent is numbered at 2M+. </text:span></text:p>
      <text:p text:style-name="P29"/>
      <text:p text:style-name="P30">Also NUM-CB only counts the number of rows, not the length of each row.</text:p>
      <text:p text:style-name="P30"/>
      <text:p text:style-name="P31"><text:soft-page-break/>A possible reason why the book_of_life can hold so many more rows than the human family tree might be because each individual is represented with an integer rather than a string.</text:p>
      <text:p text:style-name="P31"/>
      <text:p text:style-name="P31">Find an alternative character set besides AAFF for additional data compression. Also create a dict to directly convert instructions into the compressed format. <text:span text:style-name="T12">Maybe Extended ASCII (XASCII)? Or rely on another language’s character set, such as Spanish which is second to English on the Internet. I might also just ignore single-char instructions like arithmetic and logical operators.</text:span></text:p>
      <text:p text:style-name="P32">Need to convert AAFF to <text:span text:style-name="T12">XASCII.</text:span></text:p>
      <text:p text:style-name="P32"/>
      <text:p text:style-name="P32">Assemble a df comprising multiple parentage for the first few rows: <text:span text:style-name="T16">DONE</text:span></text:p>
      <text:p text:style-name="P32"/>
      <text:h text:style-name="Heading_20_1" text:outline-level="1">20220917</text:h>
      <text:p text:style-name="P33">Understand how phylogenetic measures work and compare to ggenealogy measures. <text:span text:style-name="T15">For example, the way that Evolve counts generations and ggenealogy counts generations are different.</text:span></text:p>
      <text:p text:style-name="P33"/>
      <text:p text:style-name="P34">Problem: XASCII doesn’t work with Spyder. <text:span text:style-name="T14">Never mind, I fixed it by using open(encoding=“utf8”).</text:span></text:p>
      <text:p text:style-name="P36">Compression completed. Size of strain_genome_015a.txt reduced from 474 MB to 392 MB, or about 1/6 aka 84% compression ratio as 7zip presents. Nowhere near as dramatic as I hoped, but I’ll take it.</text:p>
      <text:p text:style-name="P34"/>
      <text:p text:style-name="P34"><text:a xlink:type="simple" xlink:href="https://stackoverflow.com/questions/2267200/compression-of-numeric-strings" text:style-name="Internet_20_link" text:visited-style-name="Visited_20_Internet_20_Link">https://stackoverflow.com/questions/2267200/compression-of-numeric-strings</text:a></text:p>
      <text:p text:style-name="P35">Odd approach by converting each digit to a four-bit value, then two of those (1 byte) into a single ASCII character.</text:p>
      <text:p text:style-name="P35"/>
      <text:h text:style-name="Heading_20_1" text:outline-level="1">20230529</text:h>
      <text:p text:style-name="P37">plotAncDes() doesn’t work except for organism #2? But it works fine with the example datasets, which are much more complicated than the bol dataset. <text:span text:style-name="T17">I’m pretty sure it worked fine before...</text:span> </text:p>
      <text:p text:style-name="P38"/>
      <text:p text:style-name="P38">I took a look at the inner functions, and it appears that the entire dataset is traversed each time. So I reduced the dataset from 32K rows to 1K rows, and now the function works fine. Another fun fact about this repo: The zip from their Github repo is different from the package itself. An R-IDE would be useful soon, I think.</text:p>
      <text:p text:style-name="P38"/>
      <text:p text:style-name="P38">I don’t have a good workflow for bringing up an organism’s <text:span text:style-name="T18">genome. I did replace the progenitor’s genome with ‘**’ which resulted in saving 3MB. The divergence happened really soon apparently. It did make me wonder if the space was not due to the genomes, but rather the number of rows. So I tested by combining the book_of_life with strain_genome to produce a neat 100MB-sized CSV. This might just be the superior format from now on.</text:span></text:p>
      <text:p text:style-name="P38"/>
      <text:p text:style-name="P39">unspool_aaff_for_msa() is used to convert an AAFF string straight to a nucleotide sequence.</text:p>
      <text:p text:style-name="P39"/>
      <text:p text:style-name="P39">Studying this line: [27,85,352,419,949]</text:p>
      <text:p text:style-name="P39">352 and 949 are identical but the generation in between has deletions. Very odd.</text:p>
      <text:p text:style-name="P39"/>
      <text:p text:style-name="P39">Anyway, any analysis will have to be done piecemeal like this it appears. Alternatively, I just write my own functions to find parents, children, ancestors and descendants in Python. Eventually I can plot them too.</text:p>
      <text:p text:style-name="P39"/>
      <text:h text:style-name="Heading_20_1" text:outline-level="1"><text:soft-page-break/>20230531</text:h>
      <text:p text:style-name="P47">Another weakness that has become apparent to me is that aligning by nucleotides totally ignores that actually every codeword and numerical value is actually a single ‘base’. So there are plenty of frameshifts if I align with MUSCLE. <text:span text:style-name="T21">I guess I was hoping for existing algorithms to magically resolve this, because now that I think about it, this is also a very similar problem with analysing sequences of nucleic acids or peptides.</text:span></text:p>
      <text:p text:style-name="P47"/>
      <text:p text:style-name="P47"><text:span text:style-name="T20">(</text:span>I feel like I might have more success with the family tree plotting, which is worrying. Start with a single parental node, representative of asexual reproduction or a sexual pair. Then list all the children in birth order from left to right. <text:span text:style-name="T19">Or just find a library and then figure out how the graphing works.)</text:span></text:p>
      <text:p text:style-name="P47"/>
      <text:p text:style-name="P48">Screw it I’ll make my own alignment. It might even help me understand how the current libraries work. Biological sequences have been simplified to fit within the English alphabet. The AAFF format works on pairs of letters, but thankfully the translation function already splits this into a list. The first matter is defining an alignment. This needs a template (aka baseline) and a target. Then how to handle insertions and deletions. I’m thinking of chunks of similarity separated by gaps. And after that, assessing the similarity of the alignment.</text:p>
      <text:p text:style-name="P48"/>
      <text:p text:style-name="P48">Shortcuts: First see if the lengths are the same. Then see if the final few words (a ‘phrase’) are the same as well. Traverse back until the first common phrase is found. If both are true, then comparison is just a matter of comparing each list element. Probably. Unless there is a frameshift, and a coincidental indel. </text:p>
      <text:p text:style-name="P48"/>
      <text:p text:style-name="P50">If the lengths are different, find the index of the last similar word, then add gaps until similar? But then a similar chunk might never be detected if it’s preceded by a discrepancy. So need to compare sub-sequences without traversing the list in order. At the same time, we also don’t wish for false positives to confuse the issue. There are many cases to consider.</text:p>
      <text:p text:style-name="P50"/>
      <text:p text:style-name="P50">Another shortcut might be to consider the raw makeup of the sequence regardless of order. So if there are 5 MOVEs in both sequences, that’s already promising.</text:p>
      <text:p text:style-name="P50"/>
      <text:p text:style-name="P49">How to present the alignment? By abusing Pandas of course. (I’ve already used it to represent a voxel grid, and also a Sudoku board, so what worse can I do?)</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05d5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17T08:59:03.096000000</meta:creation-date>
    <dc:date>2023-05-31T17:11:59.673000000</dc:date>
    <meta:editing-duration>P1DT2H5M14S</meta:editing-duration>
    <meta:editing-cycles>26</meta:editing-cycles>
    <meta:generator>LibreOffice/6.1.6.3$Windows_X86_64 LibreOffice_project/5896ab1714085361c45cf540f76f60673dd96a72</meta:generator>
    <meta:document-statistic meta:table-count="0" meta:image-count="0" meta:object-count="0" meta:page-count="11" meta:paragraph-count="285" meta:word-count="4756" meta:character-count="28812" meta:non-whitespace-character-count="24027"/>
  </office:meta>
</office:document-meta>
</file>